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c45" officeooo:paragraph-rsid="00121c45"/>
    </style:style>
    <style:style style:name="P2" style:family="paragraph" style:parent-style-name="Standard">
      <style:text-properties officeooo:paragraph-rsid="0013b582"/>
    </style:style>
    <style:style style:name="P3" style:family="paragraph" style:parent-style-name="Standard">
      <style:text-properties officeooo:paragraph-rsid="001574a7"/>
    </style:style>
    <style:style style:name="P4" style:family="paragraph" style:parent-style-name="Standard">
      <style:text-properties officeooo:rsid="001574a7" officeooo:paragraph-rsid="001574a7"/>
    </style:style>
    <style:style style:name="P5" style:family="paragraph" style:parent-style-name="Text_20_body">
      <style:text-properties officeooo:rsid="001574a7" officeooo:paragraph-rsid="001574a7"/>
    </style:style>
    <style:style style:name="P6" style:family="paragraph" style:parent-style-name="Text_20_body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3b582"/>
    </style:style>
    <style:style style:name="T7" style:family="text">
      <style:text-properties officeooo:rsid="001574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lshw 查看主板</text:p>
      <text:p text:style-name="Standard"/>
      <text:p text:style-name="Standard">b85w</text:p>
      <text:p text:style-name="Standard"/>
      <text:p text:style-name="P7">| grep root </text:p>
      <text:p text:style-name="P1">B85M-D2V</text:p>
      <text:p text:style-name="P1"/>
      <text:p text:style-name="P1">下载，<text:span text:style-name="T3">EaseLink</text:span>可以解决迅雷、QQ旋风，快车、rayfile、纳米盘等专用链接，再用firefox的downthemall下载非常不错。快车也有linux版的，wget、aria2等都非常不错。</text:p>
      <text:p text:style-name="P1"/>
      <text:p text:style-name="P1">有<text:span text:style-name="T3">gimp</text:span>，photoshop里除了两个有专利版权的功能外，其他的功能gimp基本都具备了。</text:p>
      <text:p text:style-name="P1"/>
      <text:p text:style-name="P1">平时写博客的时候都是先用 Markdown 写好再转成 html 发到自己的博客上，好在 Tyora 这样的编辑器也是支持 Linux 的，和 Mac 与 Windows 上体验相同，Atom 也是一个三平台的开源编辑器，开发者们肯定都用过，能写 python 和 Web 开发之类的，功能异常强大，Markdown 写作也是支持的。</text:p>
      <text:p text:style-name="Standard"><text:line-break/>听播客: <text:span text:style-name="T5">Vocal</text:span> 感觉比 Windows 都方便 </text:p>
      <text:p text:style-name="Text_20_body">Ubuntu 自带的 PDF 阅读工具其实已经够用了，当然也可以选择著名的Foxit Reader。</text:p>
      <text:p text:style-name="Standard">Ubuntu 和 Linux 拉开差距的地方到了，在 Windows 上我一直想要一个能和 Mac 上的各种分屏工具媲美的软件，可是一直没有。在 GNOME 环境中有一个插件叫做 <text:span text:style-name="T5">Gtile</text:span>，启用之后，使用自定义的快捷键直接呼出 Gtile，就能进行各种分屏操作，异常的方便，最重要的是，他是免费的。</text:p>
      <text:p text:style-name="Standard"/>
      <text:p text:style-name="Standard"/>
      <text:p text:style-name="P2"><text:span text:style-name="T6">/usr/local/bin/charm</text:span></text:p>
      <text:p text:style-name="P2"/>
      <text:p text:style-name="P2">pip install psutil</text:p>
      <text:p text:style-name="P2"/>
      <text:p text:style-name="P3"><text:span text:style-name="T7"><text:s text:c="2"/>psutil/_psutil_common.c:9:20: fatal error: Python.h: No such file or directory</text:span></text:p>
      <text:p text:style-name="P3"><text:span text:style-name="T7"><text:s text:c="2"/>compilation terminated.</text:span></text:p>
      <text:p text:style-name="P3"/>
      <text:p text:style-name="P3"><text:span text:style-name="T7">You are using pip version 9.0.1, however version 10.0.1 is available.</text:span></text:p>
      <text:p text:style-name="P3"><text:span text:style-name="T7">You should consider upgrading via the 'pip install --upgrade pip' command.</text:span></text:p>
      <text:p text:style-name="P3"/>
      <text:p text:style-name="P4">Make sure that you have installed Python development packages for your operating system.</text:p>
      <text:p text:style-name="P4"/>
      <text:p text:style-name="P5"><text:span text:style-name="Strong_20_Emphasis">Global</text:span> site-packages ("<text:a xlink:type="simple" xlink:href="https://stackoverflow.com/questions/9387928/whats-the-difference-between-dist-packages-and-site-packages" text:style-name="Internet_20_link" text:visited-style-name="Visited_20_Internet_20_Link">dist-packages</text:a>") directories are listed in <text:span text:style-name="Source_20_Text">sys.path</text:span> when you run:</text:p>
      <text:p text:style-name="P7"><text:span text:style-name="Source_20_Text">python -m site</text:span></text:p>
      <text:p text:style-name="P4"/>
      <text:p text:style-name="P5">The <text:span text:style-name="Strong_20_Emphasis">per user</text:span> site-packages directory (<text:a xlink:type="simple" xlink:href="https://www.python.org/dev/peps/pep-0370/" text:style-name="Internet_20_link" text:visited-style-name="Visited_20_Internet_20_Link">PEP 370</text:a>) is where Python installs your local packages:</text:p>
      <text:p text:style-name="P7"><text:span text:style-name="Source_20_Text">python -m site –user-site</text:span></text:p>
      <text:p text:style-name="P6"><text:span text:style-name="Source_20_Text">Existing interpreter  - all changes are system wide</text:span></text:p>
      <text:p text:style-name="Text_20_body">Conda/Virtual interpreter - uses selected interpreter as initial source, but creates independent copy which could be modified fot project needs.</text:p>
      <text:p text:style-name="P7"><text:span text:style-name="Source_20_Text"/></text:p>
      <text:p text:style-name="P4"><text:soft-page-break/></text:p>
      <text:p text:style-name="P4"/>
      <text:p text:style-name="P3"><text:line-break/></text:p>
      <text:p text:style-name="Standard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08:40:17.074832811</meta:creation-date>
    <dc:date>2018-05-08T10:37:06.115056365</dc:date>
    <meta:editing-duration>PT45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471" meta:character-count="1367" meta:non-whitespace-character-count="1220"/>
  </office:meta>
</office:document-meta>
</file>